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list-style-name="WWNum2">
      <style:paragraph-properties fo:margin-left="0.5in" fo:margin-right="0in" fo:margin-top="0in" fo:margin-bottom="0.0429in" loext:contextual-spacing="false" fo:text-indent="-0.25in" style:auto-text-indent="false"/>
    </style:style>
    <style:style style:name="P3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3">
      <style:paragraph-properties fo:margin-left="1in" fo:margin-right="0in" fo:margin-top="0in" fo:margin-bottom="0in" loext:contextual-spacing="false" fo:text-indent="-0.25in" style:auto-text-indent="false"/>
    </style:style>
    <style:style style:name="P41" style:family="paragraph" style:parent-style-name="Heading_20_1" style:list-style-name="WWNum5"/>
    <style:style style:name="P42" style:family="paragraph" style:parent-style-name="Heading_20_1" style:list-style-name="WWNum5">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D 03. Actividades evaluabl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Fecha de entrega</text:span></text:a><text:span text:style-name="T19"><text:tab/>3</text:span></text:p>
          <text:p text:style-name="P14"><text:a xlink:type="simple" xlink:href="#_9maybllx2a09" text:style-name="Index_20_Link" text:visited-style-name="Index_20_Link"><text:span text:style-name="T19">Observaciones previas a la realización de tareas evaluables</text:span></text:a><text:span text:style-name="T19"><text:tab/>3</text:span></text:p>
          <text:p text:style-name="P14"><text:a xlink:type="simple" xlink:href="#_mddm13ai61n6" text:style-name="Index_20_Link" text:visited-style-name="Index_20_Link"><text:span text:style-name="T19">Actividad 01</text:span></text:a><text:span text:style-name="T19"><text:tab/>3</text:span></text:p>
          <text:p text:style-name="P14"><text:a xlink:type="simple" xlink:href="#_cl76tx9z28sh" text:style-name="Index_20_Link" text:visited-style-name="Index_20_Link"><text:span text:style-name="T19">Actividad 02</text:span></text:a><text:span text:style-name="T19"><text:tab/>4</text:span></text:p>
          <text:p text:style-name="P14"><text:a xlink:type="simple" xlink:href="#_7ekvyowcmy2o" text:style-name="Index_20_Link" text:visited-style-name="Index_20_Link"><text:span text:style-name="T19">Actividad 03 (English)</text:span></text:a><text:span text:style-name="T19"><text:tab/>4</text:span></text:p>
          <text:p text:style-name="P14"><text:a xlink:type="simple" xlink:href="#_tf03dyuvmm6c" text:style-name="Index_20_Link" text:visited-style-name="Index_20_Link"><text:span text:style-name="T19">Actividad 04</text:span></text:a><text:span text:style-name="T19"><text:tab/>5</text:span></text:p>
          <text:p text:style-name="P14"><text:a xlink:type="simple" xlink:href="#_maec8jg9xrhz" text:style-name="Index_20_Link" text:visited-style-name="Index_20_Link"><text:span text:style-name="T19">Actividad 05</text:span></text:a><text:span text:style-name="T19"><text:tab/>5</text:span></text:p>
          <text:p text:style-name="P14"><text:a xlink:type="simple" xlink:href="#_ixrt1p3cbqry" text:style-name="Index_20_Link" text:visited-style-name="Index_20_Link"><text:span text:style-name="T19">Actividad 06</text:span></text:a><text:span text:style-name="T19"><text:tab/>5</text:span></text:p>
          <text:p text:style-name="P15"><text:a xlink:type="simple" xlink:href="#_e3e1uzhhwx0f" text:style-name="Index_20_Link" text:visited-style-name="Index_20_Link"><text:span text:style-name="T9">Actividad 07 (Programación, no evaluable)</text:span></text:a><text:span text:style-name="T9"><text:tab/>5</text:span></text:p>
        </text:index-body>
      </text:table-of-content>
      <text:p text:style-name="P17"/>
      <text:p text:style-name="P17"/>
      <text:p text:style-name="P17"/>
      <text:p text:style-name="P19"/>
      <text:p text:style-name="P19"/>
      <text:p text:style-name="P19"/>
      <text:p text:style-name="P19"/>
      <text:p text:style-name="P19"/>
      <text:p text:style-name="P19"/>
      <text:p text:style-name="P20"/>
      <text:p text:style-name="P21"><text:span text:style-name="T16">UD03. Actividades evaluables 01</text:span></text:p>
      <text:list xml:id="list3101858287" text:style-name="WWNum5">
        <text:list-item>
          <text:p text:style-name="P42"><text:bookmark text:name="_dbh0n1vac4c8"/>Fecha de entrega</text:p>
        </text:list-item>
      </text:list>
      <text:p text:style-name="Standard"><text:span text:style-name="T11">Fecha límite de entrega: </text:span><text:span text:style-name="T20">Martes 18 de octubre a las 23:55.</text:span></text:p>
      <text:p text:style-name="P11"><text:span text:style-name="T12"><text:s/>❕</text:span><text:span text:style-name="T13"> </text:span><text:span text:style-name="T11">Atención: </text:span>la fecha de entrega no es prorrogable. Si no la entregas en tiempo y forma, la calificación de la actividad será 0.</text:p>
      <text:list xml:id="list13645219592799" text:continue-numbering="true" text:style-name="WWNum5">
        <text:list-item>
          <text:p text:style-name="P42"><text:bookmark text:name="_9maybllx2a09"/>Observaciones previas a la realización de tareas evaluables</text:p>
        </text:list-item>
      </text:list>
      <text:list xml:id="list1559527838" text:style-name="WWNum3">
        <text:list-item>
          <text:p text:style-name="P26"><text:soft-page-break/>Salvo excepciones que lo indique en cada actividad, deberás generar un único documento para todo el boletín y en ese documento incluir la respuesta a cada actividad.</text:p>
          <text:list>
            <text:list-item>
              <text:p text:style-name="P40">Si para la entrega se requiere entregar varios ficheros, entrégalos comprimido en un único fichero con extensión “.zip”.</text:p>
            </text:list-item>
          </text:list>
        </text:list-item>
        <text:list-item>
          <text:p text:style-name="P30">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4">Las actividades deben realizarse en la lengua indicada en cada actividad. La gramática y ortografía tenéis que intentar hacerla bien.</text:p>
        </text:list-item>
      </text:list>
      <text:p text:style-name="P11"><text:span text:style-name="T12"><text:s/>❕</text:span><text:span text:style-name="T13"> </text:span><text:span text:style-name="T11">Atención: </text:span>no cumplir estas consideraciones puede reducir la nota hasta 3 puntos.</text:p>
      <text:list xml:id="list13643554048369" text:continue-list="list13645219592799" text:style-name="WWNum5">
        <text:list-item>
          <text:p text:style-name="P42"><text:bookmark text:name="_mddm13ai61n6"/>Actividad 01</text:p>
        </text:list-item>
      </text:list>
      <text:p text:style-name="P16">Antes de empezar, instala en tu sistema (si no lo está ya) el lector y editor sencillo (pero potente) de PDF llamado “Okular” <text:a xlink:type="simple" xlink:href="https://okular.kde.org/es/" text:style-name="ListLabel_20_37" text:visited-style-name="ListLabel_20_37"><text:span text:style-name="T22">https://okular.kde.org/es/</text:span></text:a>. Este está disponible tanto en repositorios de Ubuntu como en la Microsoft Store en los sistemas Windows.</text:p>
      <text:p text:style-name="P16"/>
      <text:p text:style-name="P16">Descarga el siguiente fichero sobre “Prevención de riesgos en el uso de portátiles” desde <text:a xlink:type="simple" xlink:href="https://www.unileon.es/intranet/prevencion/pvd_portatiles.pdf" text:style-name="ListLabel_20_37" text:visited-style-name="ListLabel_20_37"><text:span text:style-name="T22">https://www.unileon.es/intranet/prevencion/pvd_portatiles.pdf</text:span></text:a></text:p>
      <text:p text:style-name="P16">Ábrelo con Okular para intentar utilizar sus herramientas de anotaciones y anotaciones rápidas.</text:p>
      <text:p text:style-name="P16">¿Se pueden realizar anotaciones? Observarás que no se podrán realizar.</text:p>
      <text:p text:style-name="P16"/>
      <text:p text:style-name="P16">En este caso el problema es que este documento está protegido contra edición. Dado las características de este documento (todos los datos son todo datos públicos), podemos usar sin riesgos herramientas en la nube y desbloquearlo.</text:p>
      <text:p text:style-name="P16">Utilizaremos la web <text:a xlink:type="simple" xlink:href="http://www.ilovepdf.com" text:style-name="ListLabel_20_37" text:visited-style-name="ListLabel_20_37"><text:span text:style-name="T22">www.ilovepdf.com</text:span></text:a> para desbloquearlo y permitir su edición.</text:p>
      <text:p text:style-name="P11"><text:span text:style-name="T10"><text:s/>📕 </text:span><text:span text:style-name="T11">A entregar: </text:span>entrega en un documento una captura de Okular donde se vea que estaba inicialmente bloqueado (herramientas de anotaciones desactivadas) y otra donde se vea que está desbloqueado, con las herramientas activadas.</text:p>
      <text:list xml:id="list13645273858356" text:continue-numbering="true" text:style-name="WWNum5">
        <text:list-item>
          <text:p text:style-name="P41"><text:bookmark text:name="_cl76tx9z28sh"/>Actividad 02</text:p>
        </text:list-item>
      </text:list>
      <text:p text:style-name="P16">Suponiendo que debieras estudiar el documento de la actividad anterior para un examen, realiza las anotaciones que estimes necesarias para facilitar su comprensión y estudio.</text:p>
      <text:p text:style-name="P16">En este caso, debe realizarse al menos estos tipos de anotaciones, incluyendo para cada una al menos dos usos, con distinto color y opacidad:</text:p>
      <text:list xml:id="list178412195" text:style-name="WWNum1">
        <text:list-item>
          <text:p text:style-name="P38">Subrayado/resaltado.</text:p>
        </text:list-item>
        <text:list-item>
          <text:p text:style-name="P31">Añadir texto.</text:p>
        </text:list-item>
        <text:list-item>
          <text:p text:style-name="P31">Nota en línea (Post-it siempre visibles).</text:p>
        </text:list-item>
        <text:list-item>
          <text:p text:style-name="P31">Nota emergente (Post-it no visibles, se muestran cuando hacemos clic).</text:p>
        </text:list-item>
        <text:list-item>
          <text:p text:style-name="P39">Flechas y formas.</text:p>
        </text:list-item>
      </text:list>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oft-page-break/><text:span text:style-name="T10"><text:s/>📕 </text:span><text:span text:style-name="T11">A entregar: </text:span>deberás entregar el PDF anotado con el título “apellidos-nombre-UD03-Act02.pdf”.</text:p>
      <text:list xml:id="list13643670795599" text:continue-list="list13645273858356" text:style-name="WWNum5">
        <text:list-item>
          <text:p text:style-name="P41"><text:bookmark text:name="_7ekvyowcmy2o"/>Actividad 03 (English)</text:p>
        </text:list-item>
      </text:list>
      <text:p text:style-name="Standard">Accede a este documento con consejos de seguridad sobre distintas redes sociales <text:a xlink:type="simple" xlink:href="https://www.onlinesafetyalliance.org/wordpress/wp-content/uploads/2020/02/combined_parental_guides.pdf" text:style-name="ListLabel_20_37" text:visited-style-name="ListLabel_20_37"><text:span text:style-name="T22">https://www.onlinesafetyalliance.org/wordpress/wp-content/uploads/2020/02/combined_parental_guides.pdf</text:span></text:a></text:p>
      <text:p text:style-name="Standard">Se te va a solicitar la realización de un resumen de los consejos más relevantes en seguridad de redes sociales. Antes de realizar este resumen, realiza las anotaciones que estimes necesarias para facilitar el posterior resumen.</text:p>
      <text:p text:style-name="Standard"><text:span text:style-name="T20">Como el texto está en inglés, las anotaciones deben realizarse en inglés.</text:span></text:p>
      <text:p text:style-name="Standard">En este caso, debe realizarse al menos estos tipos de anotaciones, incluyendo para cada una al menos dos usos, con distinto color y opacidad:</text:p>
      <text:list xml:id="list13644627202429" text:continue-list="list178412195" text:style-name="WWNum1">
        <text:list-item>
          <text:p text:style-name="P27">Resaltado.</text:p>
        </text:list-item>
        <text:list-item>
          <text:p text:style-name="P32">Nota en línea.</text:p>
        </text:list-item>
        <text:list-item>
          <text:p text:style-name="P32">Nota emergente.</text:p>
        </text:list-item>
        <text:list-item>
          <text:p text:style-name="P32">Línea a mano alzada.</text:p>
        </text:list-item>
        <text:list-item>
          <text:p text:style-name="P35">Flechas.</text:p>
        </text:list-item>
      </text:list>
      <text:p text:style-name="Standard">Finalmente, realiza un texto en inglés donde resuma los principales consejos del documento. </text:p>
      <text:p text:style-name="P11"><text:span text:style-name="T12"><text:s/>❕</text:span><text:span text:style-name="T13"> </text:span><text:span text:style-name="T11">Atención: </text:span>no copies y pegues frases literales del documento. Intenta explicarte con tus propias palabras, incluso aunque cometas algún error.</text:p>
      <text:p text:style-name="Standard">Este texto deberá constar de:</text:p>
      <text:list xml:id="list680972758" text:style-name="WWNum4">
        <text:list-item>
          <text:p text:style-name="P28">Un párrafo introductorio (Ejemplo: párrafo explicando de que vais a hablar).</text:p>
        </text:list-item>
        <text:list-item>
          <text:p text:style-name="P36">Al menos un párrafo por cada aplicación. En ellos se resumirán los principales consejos de uso. Puedes utilizar viñetas/guiones si lo crees necesario. </text:p>
        </text:list-item>
      </text:list>
      <text:p text:style-name="P11"><text:span text:style-name="T10"><text:s/>📕 </text:span><text:span text:style-name="T11">A entregar: </text:span>deberás entregar el PDF anotado con el título “apellidos-nombre-UD03-Act03.pdf” y el texto realizado (en inglés).</text:p>
      <text:list xml:id="list13645637541738" text:continue-list="list13643670795599" text:style-name="WWNum5">
        <text:list-item>
          <text:p text:style-name="P41"><text:bookmark text:name="_tf03dyuvmm6c"/>Actividad 04</text:p>
        </text:list-item>
      </text:list>
      <text:p text:style-name="Standard">Realiza las siguientes operaciones utilizando <text:a xlink:type="simple" xlink:href="http://www.ilovepdf.com" text:style-name="ListLabel_20_37" text:visited-style-name="ListLabel_20_37"><text:span text:style-name="T22">www.ilovepdf.com</text:span></text:a>:</text:p>
      <text:list xml:id="list778023703" text:style-name="WWNum2">
        <text:list-item>
          <text:p text:style-name="P29">Une en un solo PDF los enunciados de actividades de la UD01, UD02 y UD03.</text:p>
        </text:list-item>
        <text:list-item>
          <text:p text:style-name="P33">Divide el PDF del enunciado de esta unidad, incluyendo solo páginas pares.</text:p>
        </text:list-item>
        <text:list-item>
          <text:p text:style-name="P33">Convierte el PDF de los enunciados de esta unidad a Word (.docx).</text:p>
        </text:list-item>
        <text:list-item>
          <text:p text:style-name="P33">Añade al PDF con los enunciados de esta unidad una marca de agua con tu nombre (sin apellidos).</text:p>
        </text:list-item>
        <text:list-item>
          <text:p text:style-name="P37">Protege el PDF con los enunciados de esta unidad.</text:p>
        </text:list-item>
      </text:list>
      <text:p text:style-name="P11"><text:span text:style-name="T10"><text:s/>📕 </text:span><text:span text:style-name="T11">A entregar: </text:span>deberás entregar 5 PDFs con las actividades propuestas. El título de cada PDF “apellidos-nombre-UD03-Act04-XXXXX.pdf”, donde “XXXXX” es el tipo de PDF generado.</text:p>
      <text:list xml:id="list13643591534091" text:continue-list="list13645637541738" text:style-name="WWNum5">
        <text:list-item>
          <text:p text:style-name="P41"><text:bookmark text:name="_maec8jg9xrhz"/>Actividad 05</text:p>
        </text:list-item>
      </text:list>
      <text:p text:style-name="Standard"><text:soft-page-break/>En el aula de tutoría tenéis disponibles un PDF con “Técnicas de estudio”. Utiliza las herramientas de anotación para editar ese PDF. En este caso, debe realizarse al menos estos tipos de anotaciones, incluyendo para cada una al menos dos usos, con distinto color y opacidad:</text:p>
      <text:list xml:id="list13644395068665" text:continue-list="list13644627202429" text:style-name="WWNum1">
        <text:list-item>
          <text:p text:style-name="P38">Subrayado/resaltado.</text:p>
        </text:list-item>
        <text:list-item>
          <text:p text:style-name="P31">Añadir texto.</text:p>
        </text:list-item>
        <text:list-item>
          <text:p text:style-name="P31">Nota en línea (Post-it siempre visibles).</text:p>
        </text:list-item>
        <text:list-item>
          <text:p text:style-name="P31">Nota emergente (Post-it no visibles, se muestran cuando hacemos clic).</text:p>
        </text:list-item>
        <text:list-item>
          <text:p text:style-name="P39">Flechas y formas.</text:p>
        </text:list-item>
      </text:list>
      <text:p text:style-name="P11"><text:span text:style-name="T10"><text:s/>📖 </text:span><text:span text:style-name="T11">Importante:</text:span> al valorar esta actividad, se valorará un 25% el uso de los distintos tipos de anotaciones y un 75% la calidad en sí de las anotaciones para facilitar el estudio: tienen sentido, favorecen entender mejor el texto, resuelven dudas, etc.</text:p>
      <text:p text:style-name="Standard"/>
      <text:p text:style-name="P11"><text:span text:style-name="T10"><text:s/>📕 </text:span><text:span text:style-name="T11">A entregar: </text:span>deberás entregar los PDFs de tutoría anotados, teniendo cada uno el título “apellidos-nombre-UD03-Act05-XXXXX.pdf” donde “XXXXX” indica que PDF es.</text:p>
      <text:list xml:id="list13643678773414" text:continue-list="list13643591534091" text:style-name="WWNum5">
        <text:list-item>
          <text:p text:style-name="P41"><text:bookmark text:name="_ixrt1p3cbqry"/>Actividad 06</text:p>
        </text:list-item>
      </text:list>
      <text:p text:style-name="Standard">Demuestra ante el profesorado que estás utilizando las herramientas de anotación <text:s/>“Okular” para facilitar el estudio de PDFs de otros módulos, mostrando durante el trimestre 3 documentos) de cierta entidad) con un anotado coherente, de calidad y que facilite el estudio y/o la realización de resúmenes/esquemas.</text:p>
      <text:p text:style-name="P11"><text:span text:style-name="T10"><text:s/>📕 </text:span><text:span text:style-name="T11">A entregar: </text:span>durante el trimestre, mostrar 3 PDFs de otros módulos que cumplan lo solicitado.</text:p>
      <text:list xml:id="list13645514693690" text:continue-numbering="true" text:style-name="WWNum5">
        <text:list-item>
          <text:p text:style-name="P41"><text:bookmark text:name="_e3e1uzhhwx0f"/>Actividad 07 (Programación, no evaluable)</text:p>
        </text:list-item>
      </text:list>
      <text:p text:style-name="Standard">En esta unidad se ha incluido un ejemplo de código en Python 3 que, tras escribirle la ruta de un fichero PDF, muestra en pantalla el texto de la primera página de un PDF. Te invitamos a que si tienes curiosidad, leas el código, ejecutes el programa, lo modifiques, etc. </text:p>
      <text:p text:style-name="Standard">Pregunta cualquier duda de funcionamiento, de ponerlo en marcha o de cualquier otra cosa relacionada para satisfacer tu curio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Actividades evaluables 01</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3" meta:word-count="1220" meta:character-count="7780" meta:non-whitespace-character-count="6664"/>
    <meta:generator>LibreOfficeDev/6.0.5.2$Linux_X86_64 LibreOffice_project/</meta:generator>
  </office:meta>
</office:document-meta>
</file>